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556" officeooo:paragraph-rsid="000d0556"/>
    </style:style>
    <style:style style:name="P2" style:family="paragraph" style:parent-style-name="Standard">
      <style:text-properties officeooo:rsid="000d0556" officeooo:paragraph-rsid="0010b23f"/>
    </style:style>
    <style:style style:name="P3" style:family="paragraph" style:parent-style-name="Standard">
      <style:text-properties officeooo:rsid="000d0556" officeooo:paragraph-rsid="00120b3e"/>
    </style:style>
    <style:style style:name="P4" style:family="paragraph" style:parent-style-name="Standard">
      <style:text-properties officeooo:rsid="000ed1d2" officeooo:paragraph-rsid="000ed1d2"/>
    </style:style>
    <style:style style:name="P5" style:family="paragraph" style:parent-style-name="Standard">
      <style:text-properties officeooo:rsid="0010b23f" officeooo:paragraph-rsid="0010b23f"/>
    </style:style>
    <style:style style:name="P6" style:family="paragraph" style:parent-style-name="Standard">
      <style:text-properties officeooo:rsid="0011f584" officeooo:paragraph-rsid="0011f584"/>
    </style:style>
    <style:style style:name="P7" style:family="paragraph" style:parent-style-name="Standard">
      <style:text-properties officeooo:rsid="00120b3e" officeooo:paragraph-rsid="00120b3e"/>
    </style:style>
    <style:style style:name="P8" style:family="paragraph" style:parent-style-name="Standard">
      <style:text-properties officeooo:rsid="0012b19a" officeooo:paragraph-rsid="0012b19a"/>
    </style:style>
    <style:style style:name="P9" style:family="paragraph" style:parent-style-name="Standard">
      <style:text-properties officeooo:rsid="001464b1" officeooo:paragraph-rsid="001464b1"/>
    </style:style>
    <style:style style:name="P10" style:family="paragraph" style:parent-style-name="Standard">
      <style:text-properties officeooo:rsid="00154d9f" officeooo:paragraph-rsid="00154d9f"/>
    </style:style>
    <style:style style:name="P11" style:family="paragraph" style:parent-style-name="Standard">
      <style:text-properties officeooo:rsid="0012b19a" officeooo:paragraph-rsid="0012b19a"/>
    </style:style>
    <style:style style:name="P12" style:family="paragraph" style:parent-style-name="Standard">
      <style:text-properties officeooo:rsid="0016e3e6" officeooo:paragraph-rsid="0016e3e6"/>
    </style:style>
    <style:style style:name="T1" style:family="text">
      <style:text-properties officeooo:rsid="000ed1d2"/>
    </style:style>
    <style:style style:name="T2" style:family="text">
      <style:text-properties officeooo:rsid="0010b23f"/>
    </style:style>
    <style:style style:name="T3" style:family="text">
      <style:text-properties officeooo:rsid="0011f584"/>
    </style:style>
    <style:style style:name="T4" style:family="text">
      <style:text-properties officeooo:rsid="00120b3e"/>
    </style:style>
    <style:style style:name="T5" style:family="text">
      <style:text-properties officeooo:rsid="0012b19a"/>
    </style:style>
    <style:style style:name="T6" style:family="text">
      <style:text-properties officeooo:rsid="00146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rray ** <text:span text:style-name="T3">jornada</text:span> <text:span text:style-name="T1">de 16*6</text:span></text:p>
      <text:p text:style-name="P6">array ** materias</text:p>
      <text:p text:style-name="P1"/>
      <text:p text:style-name="P1">array codigo</text:p>
      <text:p text:style-name="P4">char dia: columna</text:p>
      <text:p text:style-name="P5">int veces: cuantas veces por semana se ve</text:p>
      <text:p text:style-name="P5">int <text:span text:style-name="T4">row </text:span>: </text:p>
      <text:p text:style-name="P4">int hora inicial : </text:p>
      <text:p text:style-name="P4">int hora final : i</text:p>
      <text:p text:style-name="P1"/>
      <text:p text:style-name="P9">codigo tendra como inicial el char ‘f’, lo que indica que es una hora no modificable </text:p>
      <text:p text:style-name="P1">Ciclo para ingresar materias, <text:span text:style-name="T2">para si se ingresa char dia = x</text:span></text:p>
      <text:p text:style-name="P1"/>
      <text:p text:style-name="P1"><text:tab/><text:span text:style-name="T2">ciclo i &lt; veces</text:span></text:p>
      <text:p text:style-name="P1"><text:tab/><text:tab/><text:span text:style-name="T1">dia en formato L,M,W,J,V</text:span></text:p>
      <text:p text:style-name="P1"><text:tab/><text:tab/><text:span text:style-name="T1">condicional </text:span><text:span text:style-name="T2">con base en el dia ingresado se obtiene la columna por ejemplo si dia == L <text:s text:c="3"/><text:tab/><text:tab/></text:span><text:span text:style-name="T4">row </text:span><text:span text:style-name="T2">= 1 …..</text:span></text:p>
      <text:p text:style-name="P3"><text:tab/><text:tab/><text:span text:style-name="T2">guarda el codigo de la materia en la posicion [ </text:span><text:span text:style-name="T4">row </text:span><text:span text:style-name="T2">][ inicial-5 ]</text:span></text:p>
      <text:p text:style-name="P3"><text:tab/><text:tab/><text:span text:style-name="T2">guarda el codigo de la materia en la posicion [</text:span><text:span text:style-name="T4">row </text:span><text:span text:style-name="T2">][ final-</text:span><text:span text:style-name="T3">6</text:span><text:span text:style-name="T2"> ]</text:span></text:p>
      <text:p text:style-name="P2"><text:tab/><text:tab/><text:span text:style-name="T2">ciclo desde posicion inicial a posision final </text:span><text:span text:style-name="T4">si y solo si posicion final-posicion inicial &gt; 0</text:span></text:p>
      <text:p text:style-name="P2"><text:tab/><text:tab/><text:tab/><text:span text:style-name="T2">por iteracion guarda codigo en posision [ </text:span><text:span text:style-name="T5">row</text:span><text:span text:style-name="T2">][ </text:span><text:span text:style-name="T5">i</text:span><text:span text:style-name="T2">]</text:span></text:p>
      <text:p text:style-name="P2"/>
      <text:p text:style-name="P2"><text:tab/><text:tab/><text:span text:style-name="T2">resetea los valores; <text:s/>ejemplo: dia1= ‘’, codigo=”000000”, hora inicial= </text:span><text:span text:style-name="T3">0</text:span></text:p>
      <text:p text:style-name="P2"><text:tab/></text:p>
      <text:p text:style-name="P2"><text:tab/><text:span text:style-name="T3">se resetea veces = 0,</text:span></text:p>
      <text:p text:style-name="P2"/>
      <text:p text:style-name="P2"/>
      <text:p text:style-name="P6">se lee el documento donde esta el numero de creditos , horas de trabajo independiente y sincronicas</text:p>
      <text:p text:style-name="P10"/>
      <text:p text:style-name="P8"><text:s/></text:p>
      <text:p text:style-name="P6">ciclo <text:span text:style-name="T4">I &lt; numero de elementos en materia</text:span></text:p>
      <text:p text:style-name="P6"><text:tab/></text:p>
      <text:p text:style-name="P7"><text:tab/>se le indica al usuario las horas de trabajo independiente que requiere </text:p>
      <text:p text:style-name="P7"/>
      <text:p text:style-name="P7"><text:tab/><text:span text:style-name="T5">luego se muestra un horario sujerido que consiste en lo siguiente </text:span></text:p>
      <text:p text:style-name="P6"><text:tab/><text:span text:style-name="T4">ciclo para leer </text:span><text:span text:style-name="T5"><text:s/></text:span><text:span text:style-name="T4"><text:s/>jornada , </text:span><text:span text:style-name="T5">un contador = 0 y &lt; horas de trabajo independiente</text:span></text:p>
      <text:p text:style-name="P6"><text:tab/><text:tab/><text:span text:style-name="T4">si un espacio esta vacio se agrega la materia en dicho espacio </text:span><text:span text:style-name="T5">y se imprime </text:span><text:span text:style-name="T6">ademas la <text:s/><text:tab/><text:tab/><text:tab/>materia tendra como inicial el char ‘t’, que indica que puede ser modificado , el contador <text:s/></text:span></text:p>
      <text:p text:style-name="P6"><text:tab/><text:tab/><text:span text:style-name="T4">si </text:span><text:span text:style-name="T5">no esta vacio se imprime, </text:span><text:span text:style-name="T6">la materia,</text:span></text:p>
      <text:p text:style-name="P6"><text:tab/></text:p>
      <text:p text:style-name="P8">se le pregunta al usuario si decea dejar dicho horario o si desea cambiarlo</text:p>
      <text:p text:style-name="P8"/>
      <text:p text:style-name="P8">si decide cambiarlo, mediante otrociclo, se pide que por cada materia ingrese los datos, se le pregunta dia hora inicial etc… , </text:p>
      <text:p text:style-name="P8"/>
      <text:p text:style-name="P12">luego se le pregunta al usuario si desea hacer mas cambio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0:20:22.478228309</meta:creation-date>
    <dc:date>2023-04-17T10:05:28.079628393</dc:date>
    <meta:editing-duration>PT13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308" meta:character-count="1680" meta:non-whitespace-character-count="1352"/>
  </office:meta>
</office:document-meta>
</file>